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5" style:family="table-cell" style:parent-style-name="Default">
      <style:table-cell-properties fo:background-color="#dddddd" fo:padding="0.028in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5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49" calcext:value-type="float">
            <text:p>0.04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 (Mt: Wüste von Juda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54]" office:value-type="float" office:value="4.17" calcext:value-type="float">
            <text:p>4.17</text:p>
          </table:table-cell>
          <table:table-cell table:style-name="ce4" table:formula="of:=[.E54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 begint zu predigen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1" calcext:value-type="float">
            <text:p>4.1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2" calcext:value-type="float">
            <text:p>4.1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67]" office:value-type="float" office:value="4.23" calcext:value-type="float">
            <text:p>4.23</text:p>
          </table:table-cell>
          <table:table-cell table:style-name="ce4" table:formula="of:=[.E67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2" calcext:value-type="float">
            <text:p>1.2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6" calcext:value-type="float">
            <text:p>1.14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7" calcext:value-type="float">
            <text:p>1.14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4.11.4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39" calcext:value-type="float">
            <text:p>3.23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5" calcext:value-type="float">
            <text:p>4.0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15" calcext:value-type="float">
            <text:p>1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055" calcext:value-type="float">
            <text:p>4.05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8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13]" office:value-type="float" office:value="10.07" calcext:value-type="float">
            <text:p>10.07</text:p>
          </table:table-cell>
          <table:table-cell table:style-name="ce4" table:formula="of:=[.E113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4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6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8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1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3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3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4]" office:value-type="float" office:value="5.03" calcext:value-type="float">
            <text:p>5.03</text:p>
          </table:table-cell>
          <table:table-cell table:style-name="ce4" table:formula="of:=[.E164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0]" office:value-type="float" office:value="9.34" calcext:value-type="float">
            <text:p>9.34</text:p>
          </table:table-cell>
          <table:table-cell table:style-name="ce4" table:formula="of:=[.E190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3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4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5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5]" office:value-type="float" office:value="4.08" calcext:value-type="float">
            <text:p>4.08</text:p>
          </table:table-cell>
          <table:table-cell table:style-name="ce4" table:formula="of:=[.E22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" calcext:value-type="float">
            <text:p>4.1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1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86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4" table:formula="of:=[.D292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4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1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3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4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7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42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46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4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4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5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5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24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2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32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3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41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43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30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43"/>
      </table:named-expressions>
      <table:database-ranges>
        <table:database-range table:name="SortierRange" table:target-range-address="Parallelstellen.C2:Parallelstellen.AM543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43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8:21:41.775906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03T10:28:49.636669320</dc:date>
    <meta:editing-duration>P2DT20H5M36S</meta:editing-duration>
    <meta:editing-cycles>481</meta:editing-cycles>
    <meta:generator>LibreOffice/6.3.5.2$Linux_X86_64 LibreOffice_project/30$Build-2</meta:generator>
    <meta:document-statistic meta:table-count="1" meta:cell-count="353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